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fo:font-style="normal" style:font-style-asian="normal" style:font-style-complex="normal"/>
    </style:style>
    <style:style style:name="P3" style:family="paragraph" style:parent-style-name="Heading_20_3">
      <style:paragraph-properties fo:margin-top="0in" fo:margin-bottom="0.1181in" style:contextual-spacing="false"/>
    </style:style>
    <style:style style:name="P4"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5"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1201in" fo:margin-bottom="0.1201in" style:contextual-spacing="false"/>
    </style:style>
    <style:style style:name="P7" style:family="paragraph" style:parent-style-name="Standard">
      <style:text-properties officeooo:rsid="0021c4ee" officeooo:paragraph-rsid="0021c4ee"/>
    </style:style>
    <style:style style:name="P8" style:family="paragraph" style:parent-style-name="Standard">
      <style:text-properties officeooo:paragraph-rsid="004e0e5e"/>
    </style:style>
    <style:style style:name="P9" style:family="paragraph" style:parent-style-name="Standard">
      <style:text-properties officeooo:rsid="004e0e5e" officeooo:paragraph-rsid="004e0e5e"/>
    </style:style>
    <style:style style:name="P10" style:family="paragraph" style:parent-style-name="Standard" style:list-style-name="L1"/>
    <style:style style:name="P11" style:family="paragraph" style:parent-style-name="Standard">
      <style:paragraph-properties fo:margin-top="0.1201in" fo:margin-bottom="0.1201in" style:contextual-spacing="false"/>
      <style:text-properties officeooo:rsid="0039d7c2" officeooo:paragraph-rsid="0039d7c2"/>
    </style:style>
    <style:style style:name="P12" style:family="paragraph" style:parent-style-name="Standard">
      <style:paragraph-properties fo:margin-top="0.1201in" fo:margin-bottom="0.1201in" style:contextual-spacing="false"/>
      <style:text-properties officeooo:rsid="003e2a77" officeooo:paragraph-rsid="003e2a77"/>
    </style:style>
    <style:style style:name="P13" style:family="paragraph" style:parent-style-name="Standard" style:list-style-name="L2"/>
    <style:style style:name="P14" style:family="paragraph" style:parent-style-name="Standard" style:list-style-name="L2">
      <style:text-properties officeooo:rsid="001e1db3" officeooo:paragraph-rsid="001e1db3"/>
    </style:style>
    <style:style style:name="P15" style:family="paragraph" style:parent-style-name="Standard">
      <style:text-properties officeooo:paragraph-rsid="00266310"/>
    </style:style>
    <style:style style:name="P16" style:family="paragraph" style:parent-style-name="Heading_20_3">
      <style:text-properties officeooo:rsid="00222c84" officeooo:paragraph-rsid="00222c84"/>
    </style:style>
    <style:style style:name="P17" style:family="paragraph" style:parent-style-name="Standard">
      <style:text-properties officeooo:rsid="0023661f" officeooo:paragraph-rsid="0023661f"/>
    </style:style>
    <style:style style:name="P18" style:family="paragraph" style:parent-style-name="Heading_20_3">
      <style:text-properties officeooo:rsid="0044bb67" officeooo:paragraph-rsid="0044bb67"/>
    </style:style>
    <style:style style:name="P19" style:family="paragraph" style:parent-style-name="Standard">
      <style:text-properties officeooo:paragraph-rsid="0044bb67"/>
    </style:style>
    <style:style style:name="P20" style:family="paragraph" style:parent-style-name="Standard">
      <style:text-properties officeooo:rsid="0046eb00" officeooo:paragraph-rsid="0046eb00"/>
    </style:style>
    <style:style style:name="P21" style:family="paragraph" style:parent-style-name="Standard" style:list-style-name="L3">
      <style:text-properties officeooo:rsid="0046eb00" officeooo:paragraph-rsid="0046eb00"/>
    </style:style>
    <style:style style:name="P22" style:family="paragraph" style:parent-style-name="Heading_20_3">
      <style:text-properties officeooo:rsid="00496e71" officeooo:paragraph-rsid="00496e71"/>
    </style:style>
    <style:style style:name="P23" style:family="paragraph" style:parent-style-name="Footnote">
      <style:text-properties officeooo:rsid="006e42e7" officeooo:paragraph-rsid="0049f29e"/>
    </style:style>
    <style:style style:name="P24" style:family="paragraph" style:parent-style-name="Standard">
      <style:text-properties officeooo:rsid="00496e71" officeooo:paragraph-rsid="00496e71"/>
    </style:style>
    <style:style style:name="P25" style:family="paragraph" style:parent-style-name="Standard">
      <style:text-properties officeooo:paragraph-rsid="002fe16b"/>
    </style:style>
    <style:style style:name="P26" style:family="paragraph" style:parent-style-name="Standard">
      <style:text-properties officeooo:paragraph-rsid="0027a086"/>
    </style:style>
    <style:style style:name="P27" style:family="paragraph" style:parent-style-name="Standard">
      <style:paragraph-properties fo:break-before="page"/>
    </style:style>
    <style:style style:name="P28" style:family="paragraph" style:parent-style-name="Contents_20_1">
      <style:paragraph-properties>
        <style:tab-stops>
          <style:tab-stop style:position="6.9244in" style:type="right" style:leader-style="dotted" style:leader-text="."/>
        </style:tab-stops>
      </style:paragraph-properties>
    </style:style>
    <style:style style:name="P29" style:family="paragraph" style:parent-style-name="Contents_20_2">
      <style:paragraph-properties>
        <style:tab-stops>
          <style:tab-stop style:position="6.9244in" style:type="right" style:leader-style="dotted" style:leader-text="."/>
        </style:tab-stops>
      </style:paragraph-properties>
    </style:style>
    <style:style style:name="P30" style:family="paragraph" style:parent-style-name="Contents_20_3">
      <style:paragraph-properties>
        <style:tab-stops>
          <style:tab-stop style:position="6.9244in" style:type="right" style:leader-style="dotted" style:leader-text="."/>
        </style:tab-stops>
      </style:paragraph-properties>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agraph-properties style:writing-mode="lr-tb"/>
      <style:text-properties style:font-name="Times New Roman" fo:font-size="1pt"/>
    </style:style>
    <style:style style:name="P33"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21a92f"/>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officeooo:rsid="001e1db3"/>
    </style:style>
    <style:style style:name="T7"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officeooo:rsid="004fb2ce"/>
    </style:style>
    <style:style style:name="T16" style:family="text">
      <style:text-properties officeooo:rsid="00257d65"/>
    </style:style>
    <style:style style:name="T17" style:family="text">
      <style:text-properties officeooo:rsid="0025d4d1"/>
    </style:style>
    <style:style style:name="T18" style:family="text">
      <style:text-properties officeooo:rsid="001f3fb0"/>
    </style:style>
    <style:style style:name="T19" style:family="text">
      <style:text-properties style:text-position="super 58%"/>
    </style:style>
    <style:style style:name="T20" style:family="text">
      <style:text-properties officeooo:rsid="002a3d32"/>
    </style:style>
    <style:style style:name="T21" style:family="text">
      <style:text-properties officeooo:rsid="0039d7c2"/>
    </style:style>
    <style:style style:name="T22" style:family="text">
      <style:text-properties officeooo:rsid="003c39ed"/>
    </style:style>
    <style:style style:name="T23"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4" style:family="text">
      <style:text-properties officeooo:rsid="003ffbcc"/>
    </style:style>
    <style:style style:name="T25"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6" style:family="text">
      <style:text-properties officeooo:rsid="003b9aa0"/>
    </style:style>
    <style:style style:name="T27" style:family="text">
      <style:text-properties officeooo:rsid="00415282"/>
    </style:style>
    <style:style style:name="T28" style:family="text">
      <style:text-properties officeooo:rsid="00266310"/>
    </style:style>
    <style:style style:name="T29" style:family="text">
      <style:text-properties style:text-underline-style="solid" style:text-underline-width="auto" style:text-underline-color="font-color" officeooo:rsid="002f9500"/>
    </style:style>
    <style:style style:name="T30" style:family="text">
      <style:text-properties style:text-underline-style="solid" style:text-underline-width="auto" style:text-underline-color="font-color" officeooo:rsid="00307358"/>
    </style:style>
    <style:style style:name="T31" style:family="text">
      <style:text-properties style:text-underline-style="solid" style:text-underline-width="auto" style:text-underline-color="font-color" officeooo:rsid="00266310"/>
    </style:style>
    <style:style style:name="T32" style:family="text">
      <style:text-properties officeooo:rsid="002f9500"/>
    </style:style>
    <style:style style:name="T33" style:family="text">
      <style:text-properties officeooo:rsid="00477005"/>
    </style:style>
    <style:style style:name="T34" style:family="text">
      <style:text-properties officeooo:rsid="0038390e"/>
    </style:style>
    <style:style style:name="T35" style:family="text">
      <style:text-properties officeooo:rsid="00244704"/>
    </style:style>
    <style:style style:name="T36" style:family="text">
      <style:text-properties officeooo:rsid="00456c1b"/>
    </style:style>
    <style:style style:name="T37" style:family="text">
      <style:text-properties officeooo:rsid="0044bb67"/>
    </style:style>
    <style:style style:name="T38" style:family="text">
      <style:text-properties officeooo:rsid="0046eb00"/>
    </style:style>
    <style:style style:name="T39"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40"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41" style:family="text">
      <style:text-properties style:use-window-font-color="true" loext:opacity="0%" style:font-name="Times New Roman" fo:font-size="10pt" fo:language="en" fo:country="US" officeooo:rsid="0072282c" style:font-name-asian="Times New Roman" style:font-size-asian="10pt" style:font-name-complex="Times New Roman" style:font-size-complex="12pt" style:language-complex="ar" style:country-complex="SA"/>
    </style:style>
    <style:style style:name="T42" style:family="text">
      <style:text-properties officeooo:rsid="0049cf08"/>
    </style:style>
    <style:style style:name="T43" style:family="text">
      <style:text-properties style:use-window-font-color="true" loext:opacity="0%" style:font-name="Times New Roman" fo:font-size="12pt" fo:language="en" fo:country="US" officeooo:rsid="0049cf08" style:font-name-asian="Times New Roman" style:font-size-asian="12pt" style:font-name-complex="Times New Roman" style:font-size-complex="12pt" style:language-complex="ar" style:country-complex="SA"/>
    </style:style>
    <style:style style:name="T44" style:family="text">
      <style:text-properties officeooo:rsid="002fe16b"/>
    </style:style>
    <style:style style:name="T45" style:family="text">
      <style:text-properties officeooo:rsid="002f3159"/>
    </style:style>
    <style:style style:name="T4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4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48"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832980864" text:id="ct14832980864">
          <text:insertion>
            <office:change-info>
              <dc:creator>Bob Jacobsen</dc:creator>
              <dc:date>2025-01-06T11:07:12</dc:date>
            </office:change-info>
          </text:insertion>
        </text:changed-region>
        <text:changed-region xml:id="ct14832986144" text:id="ct14832986144">
          <text:insertion>
            <office:change-info>
              <dc:creator>Bob Jacobsen</dc:creator>
              <dc:date>2025-12-04T08:11:34</dc:date>
            </office:change-info>
          </text:insertion>
        </text:changed-region>
        <text:changed-region xml:id="ct14557866560" text:id="ct14557866560">
          <text:insertion>
            <office:change-info>
              <dc:creator>Bob Jacobsen</dc:creator>
              <dc:date>2026-01-16T15:52:55</dc:date>
            </office:change-info>
          </text:insertion>
        </text:changed-region>
        <text:changed-region xml:id="ct14557465504" text:id="ct14557465504">
          <text:insertion>
            <office:change-info>
              <dc:creator>Bob Jacobsen</dc:creator>
              <dc:date>2026-01-16T15:53:57</dc:date>
            </office:change-info>
          </text:insertion>
        </text:changed-region>
        <text:changed-region xml:id="ct14557644016" text:id="ct14557644016">
          <text:insertion>
            <office:change-info>
              <dc:creator>Bob Jacobsen</dc:creator>
              <dc:date>2026-01-16T15:55:07</dc:date>
            </office:change-info>
          </text:insertion>
        </text:changed-region>
        <text:changed-region xml:id="ct14558126400" text:id="ct14558126400">
          <text:insertion>
            <office:change-info>
              <dc:creator>Bob Jacobsen</dc:creator>
              <dc:date>2025-12-04T07:27:08</dc:date>
            </office:change-info>
          </text:insertion>
        </text:changed-region>
        <text:changed-region xml:id="ct14892066080" text:id="ct14892066080">
          <text:deletion>
            <office:change-info>
              <dc:creator>Bob Jacobsen</dc:creator>
              <dc:date>2025-12-04T07:27:10</dc:date>
            </office:change-info>
            <text:h text:style-name="P16" text:outline-level="3">16</text:h>
          </text:deletion>
        </text:changed-region>
        <text:changed-region xml:id="ct14557745856" text:id="ct14557745856">
          <text:insertion>
            <office:change-info>
              <dc:creator>Bob Jacobsen</dc:creator>
              <dc:date>2025-12-04T07:27:20</dc:date>
            </office:change-info>
          </text:insertion>
        </text:changed-region>
        <text:changed-region xml:id="ct14557845376" text:id="ct14557845376">
          <text:deletion>
            <office:change-info>
              <dc:creator>Bob Jacobsen</dc:creator>
              <dc:date>2025-12-04T07:27:20</dc:date>
            </office:change-info>
            <text:p text:style-name="P17">16</text:p>
          </text:deletion>
        </text:changed-region>
        <text:changed-region xml:id="ct14558080784" text:id="ct14558080784">
          <text:insertion>
            <office:change-info>
              <dc:creator>Bob Jacobsen</dc:creator>
              <dc:date>2025-12-04T07:27:23</dc:date>
            </office:change-info>
          </text:insertion>
        </text:changed-region>
        <text:changed-region xml:id="ct14558081056" text:id="ct14558081056">
          <text:deletion>
            <office:change-info>
              <dc:creator>Bob Jacobsen</dc:creator>
              <dc:date>2025-12-04T07:27:23</dc:date>
            </office:change-info>
            <text:p text:style-name="P17">16</text:p>
          </text:deletion>
        </text:changed-region>
        <text:changed-region xml:id="ct14558081328" text:id="ct14558081328">
          <text:insertion>
            <office:change-info>
              <dc:creator>Bob Jacobsen</dc:creator>
              <dc:date>2025-12-04T07:27:29</dc:date>
            </office:change-info>
          </text:insertion>
        </text:changed-region>
        <text:changed-region xml:id="ct14557764928" text:id="ct14557764928">
          <text:deletion>
            <office:change-info>
              <dc:creator>Bob Jacobsen</dc:creator>
              <dc:date>2025-12-04T07:27:29</dc:date>
            </office:change-info>
            <text:p text:style-name="P17">16</text:p>
          </text:deletion>
        </text:changed-region>
        <text:changed-region xml:id="ct14557765808" text:id="ct14557765808">
          <text:insertion>
            <office:change-info>
              <dc:creator>Bob Jacobsen</dc:creator>
              <dc:date>2025-12-04T07:27:32</dc:date>
            </office:change-info>
          </text:insertion>
        </text:changed-region>
        <text:changed-region xml:id="ct14558103456" text:id="ct14558103456">
          <text:deletion>
            <office:change-info>
              <dc:creator>Bob Jacobsen</dc:creator>
              <dc:date>2025-12-04T07:27:32</dc:date>
            </office:change-info>
            <text:p text:style-name="P17">16</text:p>
          </text:deletion>
        </text:changed-region>
        <text:changed-region xml:id="ct14557751360" text:id="ct14557751360">
          <text:insertion>
            <office:change-info>
              <dc:creator>Bob Jacobsen</dc:creator>
              <dc:date>2025-01-06T11:04:30</dc:date>
            </office:change-info>
          </text:insertion>
        </text:changed-region>
        <text:changed-region xml:id="ct14558134208" text:id="ct14558134208">
          <text:insertion>
            <office:change-info>
              <dc:creator>Bob Jacobsen</dc:creator>
              <dc:date>2025-12-04T08:01:38</dc:date>
            </office:change-info>
          </text:insertion>
        </text:changed-region>
        <text:changed-region xml:id="ct5199016224" text:id="ct5199016224">
          <text:deletion>
            <office:change-info>
              <dc:creator>Bob Jacobsen</dc:creator>
              <dc:date>2025-01-06T11:05:30</dc:date>
            </office:change-info>
            <text:p text:style-name="P26"><text:span text:style-name="T4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1">Unique Identifiers </text:span>was defined in terms of 48-bit unique “Node IDs”. <text:s/>Other uses were found for these <text:span text:style-name="T1">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2">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2">The high byte of each range is different for each type of assignment, making it easy to determine the allocation pattern in use for a particular Unique Identifier.</text:p>
      <text:p text:style-name="P2">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4">Note that the detailed use of these identifiers <text:span text:style-name="T2">is specified elsewhere. In some cases, the protocols are still being developed, and the entry here is just reserving a range for a specific future use.</text:span></text:p>
      <text:h text:style-name="P5" text:outline-level="3"><text:bookmark-start text:name="__RefHeading__4897_53554088"/><text:soft-page-break/>Manufacture<text:span text:style-name="T6">r</text:span> Specific<text:bookmark-end text:name="__RefHeading__4897_53554088"/></text:h>
      <text:p text:style-name="P6"><text:span text:style-name="T2">This group of Unique Identifiers is reserved specifically for manufacture</text:span><text:span text:style-name="T7">r</text:span><text:span text:style-name="T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2">A manufacture</text:span><text:span text:style-name="T7">r</text:span><text:span text:style-name="T2"> is not required to assign Unique Identifiers sequentially. <text:s/>They may choose their own arbitrary scheme that could be based on product type, manufacture date, or some other method of their choosing. <text:s/>Though it is </text:span><text:span text:style-name="T8">strongly recommended</text:span><text:span text:style-name="T2"> for a manufacture</text:span><text:span text:style-name="T7">r</text:span><text:span text:style-name="T2"> to make reasonably efficient use of their self-assigned space, should a manufacture</text:span><text:span text:style-name="T7">r</text:span><text:span text:style-name="T2"> require additional space, it may be requested, and granted, without the requirement of having used every last available Unique Identifier within a previously assigned space. <text:s/>Manufacture</text:span><text:span text:style-name="T9">r</text:span><text:span text:style-name="T2">s are not required to publicly disclose their allocation scheme for Unique Identifiers.</text:span></text:p>
      <text:p text:style-name="Standard"><text:span text:style-name="T2">In order to encourage existing manufacturers to participate in developing OpenLCB products, every DCC manufacturer </text:span><text:span text:style-name="T7">h</text:span><text:span text:style-name="T2">as already been allocated a 24-bit region within which to self-assign Unique Identifiers from. <text:s/>The DIY, JMRI, MERG, and NMRA Reserved spaces are sub-sets of the DCC manufacture</text:span><text:span text:style-name="T10">r</text:span><text:span text:style-name="T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7"><text:span text:style-name="T2">Only those DCC manufacture</text:span><text:span text:style-name="T11">r</text:span><text:span text:style-name="T2">s assigned a short (8-bit) DCC manufacturer ID have allocations in this region. <text:s/>For those manufacture</text:span><text:span text:style-name="T11">r</text:span><text:span text:style-name="T2">s that obtain a long (16-bit) DCC manufacture ID, please see section </text:span><text:span text:style-name="T2"><text:bookmark-ref text:reference-format="chapter" text:ref-name="__RefHeading__4869_53554088">2.5.11</text:bookmark-ref></text:span><text:span text:style-name="T2">. <text:s/>The result is that those manufacture</text:span><text:span text:style-name="T11">r</text:span><text:span text:style-name="T2">s who happen to be earlier assignees of a unique </text:span><text:span text:style-name="T12">DCC </text:span><text:span text:style-name="T2">manufacture ID have a slight advantage in that they have two 24-bit regions assigned to them without having to explicit request assignment of a 2</text:span><text:span text:style-name="T13">nd</text:span><text:span text:style-name="T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7"><text:span text:style-name="T2">The advantage posed by having two automatically allocated 24-bit DCC manufacture ID based regions is negligible. <text:s/>As stated in section </text:span><text:span text:style-name="T2"><text:bookmark-ref text:reference-format="chapter" text:ref-name="__RefHeading__4843_53554088">2.5.1</text:bookmark-ref></text:span><text:span text:style-name="T2">, </text:span><text:span text:style-name="T14">there is no shortage of 24-bit regions that can be assigned, and another 24-bit region can be assigned to any manufacture upon request.</text:span></text:p>
      <text:h text:style-name="P3"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P8">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change-start text:change-id="ct14557866560"/> </text:p>
      <text:p text:style-name="P9"><text:soft-page-break/>Note that the member number is meant to be used as a binary number, not <text:span text:style-name="T15">a </text:span>BCD-<text:span text:style-name="T15">coded value</text:span>. <text:s/>For example, an NMRA member with a <text:change-end text:change-id="ct14557866560"/><text:change-start text:change-id="ct14557465504"/>number of 1029 would use Unique Identifiers in the 03.00.<text:change-end text:change-id="ct14557465504"/><text:change-start text:change-id="ct14557644016"/>00.04.05.* range, not the 03.00.00.10.29.* range.<text:change-end text:change-id="ct14557644016"/></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16">s</text:span> can be assigned to these groups, so that <text:span text:style-name="T16">members may </text:span>then use the<text:span text:style-name="T16">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2">the</text:span> Standard.</text:p>
      <text:p text:style-name="P2">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10">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0">A single computer may run several programs, so there still needs to be separate mechanism to provide a unique value for the lowest bytes of <text:span text:style-name="T2">the</text:span> ID. <text:s/>That involves a level of coordination across multiple software vendors that <text:span text:style-name="T17">i</text:span>s hard to imagine.</text:p>
        </text:list-item>
        <text:list-item>
          <text:p text:style-name="P10">IPv6 is coming. <text:s/>It provides addresses that are too large to use directly. Even before that happens, the various issues of IPv4 to IPv6 mapping raise all sorts of questions about uniqueness of IPv4 addresses.</text:p>
        </text:list-item>
        <text:list-item>
          <text:p text:style-name="P10">Even globally routable IPv4 addresses may not be unique over time. <text:s/>For example, DH<text:span text:style-name="T18">C</text:span>P may assign the same address to multiple computers sequentially. <text:s/>This is particularly an issue with wireless access at e.g. clubs and shows.</text:p>
        </text:list-item>
      </text:list>
      <text:p text:style-name="Standard"><text:soft-page-break/>Computers that have global Internet access, even if they don't have a permanent and unique IP address, can still get a Unique Identifier from an openlcb.org-provided service. <text:s/>These Unique Identifiers are provided from a specified range to ensure that <text:span text:style-name="T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3"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2">the</text:span> requester has been identified. The 24-bit blocks are slightly scarcer, but there are still almost 2<text:span text:style-name="T19">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20">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6"><text:span text:style-name="T21">Though l</text:span>ocomotive control was initially beyond the scope of OpenLCB development, later work <text:span text:style-name="T21">has</text:span> define<text:span text:style-name="T21">d</text:span> OpenLCB methods for working with existing locomotive control systems. <text:s/>This section specifies ranges of Unique Identifiers that are reserved for the purpose of interfacing with <text:span text:style-name="T21">existing </text:span>locomotive control, <text:span text:style-name="T21">including how a given </text:span><text:span text:style-name="T22">Unique I</text:span><text:span text:style-name="T21">dentifier maps into the address space of the existing locomotive control system</text:span>. <text:s/><text:span text:style-name="T21">Additional</text:span> details of how <text:span text:style-name="T21">these Unique Identifiers</text:span> are to be used are specified elsewhere, but sufficient range has been reserved to allow providing <text:span text:style-name="T21">existing </text:span>locomotive control systems with Unique Identifiers.</text:p>
      <text:p text:style-name="P11">The expected use case is for a physical OpenLCB device to provide virtual <text:span text:style-name="T22">Node </text:span><text:span text:style-name="T2">representation</text:span><text:span text:style-name="T23">s</text:span> <text:span text:style-name="T22">with Unique Identifiers</text:span> defined <text:span text:style-name="T22">within</text:span> <text:span text:style-name="T22">this </text:span>space. <text:span text:style-name="T2">T</text:span>he virtual <text:span text:style-name="T22">Node </text:span>representations may be static (created automatically upon startup of the OpenLCB device) or dynamic (created on demand by mechanisms defined elsewhere).</text:p>
      <text:p text:style-name="P11">It is the responsibility of the user to ensure that only one OpenLCB device can exist in the network that provides a <text:span text:style-name="T22">virtual Node </text:span>representation of a given Unique Identifier in this space. <text:span text:style-name="T2">T</text:span>hese Unique Identifiers are not expected to be globally unique among all OpenLCB networks, but are expected to be unique within the confines of a single OpenLCB network. <text:span text:style-name="T24">It is for this reason that </text:span><text:span text:style-name="T25">assignment</text:span><text:span text:style-name="T24"> of Unique Event Identifiers out of this range are not allowed. </text:span>Manufacturers are encouraged <text:span text:style-name="T26">to provide guidance, in the form of </text:span><text:span text:style-name="T22">user facing </text:span><text:span text:style-name="T26">documentation, to </text:span><text:span text:style-name="T27">e</text:span><text:span text:style-name="T26">nsure that th</text:span><text:span text:style-name="T24">ese</text:span><text:span text:style-name="T26"> criteria </text:span><text:span text:style-name="T24">are</text:span><text:span text:style-name="T26"> met.</text:span></text:p>
      <text:p text:style-name="P12">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text:soft-page-break/>encouraged to share their knowledge of the MTH DCS system and its supported addressing schemes so that this Unique Identifier space may become better defined in the future.</text:p>
      <text:h text:style-name="P3" text:outline-level="3"><text:bookmark-start text:name="__RefHeading___Toc3568_1635234148"/>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6">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8">of </text:span>use <text:span text:style-name="T28">in implementation</text:span>. <text:s/>The following list suggests implementation details that are not required, but might be considered when designing such a client server pair:</text:p>
      <text:list text:style-name="L2">
        <text:list-item>
          <text:p text:style-name="P13">Lease time can be extended through a renewal process.</text:p>
        </text:list-item>
        <text:list-item>
          <text:p text:style-name="P13">The server does not reassign a previously assigned <text:span text:style-name="T28">and currently expired </text:span>Unique Identifier until it has run through the entire pool allocated to it.</text:p>
        </text:list-item>
        <text:list-item>
          <text:p text:style-name="P13">The server allows the client to suggest a Unique Identifier that it would like f<text:span text:style-name="T6">r</text:span>om the server's pool.</text:p>
        </text:list-item>
        <text:list-item>
          <text:p text:style-name="P14">The server have persistent storage of current leases that it can can consult in case of a restart.</text:p>
        </text:list-item>
        <text:list-item>
          <text:p text:style-name="P13">The client remembers its last Unique Identifier assignment and suggests to the server to be re-assigned this Unique Identifier upon reset, power failure, or reconnection to the server following a previous disconnect.</text:p>
        </text:list-item>
      </text:list>
      <text:p text:style-name="P15">Use this pool with <text:span text:style-name="T4">caution</text:span>. <text:s/>Implementation mechanisms that make use of this pool are currently <text:span text:style-name="T4">experimental</text:span>. <text:s/><text:span text:style-name="T29">Because Unique Event Identifiers assigned out of this range could be captured and disseminated into use by nodes that could become unaware of </text:span><text:span text:style-name="T30">a</text:span><text:span text:style-name="T29"> lease expiration </text:span><text:span text:style-name="T30">and reassignment</text:span><text:span text:style-name="T29">, Unique Event Identifiers </text:span><text:span text:style-name="T31">are</text:span><text:span text:style-name="T29"> not </text:span><text:span text:style-name="T31">to</text:span><text:span text:style-name="T29"> be assigned out of this range</text:span><text:span text:style-name="T32">.</text:span></text:p>
      <text:h text:style-name="P16" text:outline-level="3"><text:bookmark-start text:name="__RefHeading__4869_53554088"/>Long (<text:change-start text:change-id="ct14558126400"/><text:span text:style-name="T33">12</text:span><text:change-end text:change-id="ct14558126400"/><text:change text:change-id="ct14892066080"/>-bit) NMRA DCC Manufacture Specific<text:bookmark-end text:name="__RefHeading__4869_53554088"/></text:h>
      <text:p text:style-name="P17">When it became known that the long (<text:change-start text:change-id="ct14557745856"/><text:span text:style-name="T33">12</text:span><text:change-end text:change-id="ct14557745856"/><text:change text:change-id="ct1455784537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text:change-start text:change-id="ct14558080784"/><text:span text:style-name="T33">12</text:span><text:change-end text:change-id="ct14558080784"/><text:change text:change-id="ct14558081056"/>-bit) DCC manufacture ID. <text:s/>Because all short (8-bit) DCC manufacturer IDs can all be represented as valid long (<text:change-start text:change-id="ct14558081328"/><text:span text:style-name="T33">12</text:span><text:change-end text:change-id="ct14558081328"/><text:change text:change-id="ct14557764928"/>-bit) DCC manufacture IDs by having the most significant of the long (<text:change-start text:change-id="ct14557765808"/><text:span text:style-name="T33">12</text:span><text:change-end text:change-id="ct14557765808"/><text:change text:change-id="ct14558103456"/>-bit) DCC manufacture ID set to <text:soft-page-break/>0x00, those manufacture<text:span text:style-name="T34">r</text:span>s with a short (8-bit) DCC manufacture ID have two 24-bit allocations assigned to them without having to explicitly request any <text:span text:style-name="T35">additional </text:span>allocation.</text:p>
      <text:h text:style-name="P18" text:outline-level="3"><text:bookmark-start text:name="__RefHeading___Toc3201_4047826146"/><text:change-start text:change-id="ct14557751360"/>Locally-<text:span text:style-name="T36">Allocated</text:span> Identifiers<text:bookmark-end text:name="__RefHeading___Toc3201_4047826146"/></text:h>
      <text:p text:style-name="P19">It is strongly recommended that Unique identifiers be constructed from ranges allocated to a particular user or manufacturer <text:span text:style-name="T37">(Sections 5.4, 5.5, 5.7, and 5.11)</text:span>, or those dedicated to specific purposes by the Unique Identifiers Standard <text:span text:style-name="T37">(Sections 5.3, 5.6, 5.8, and 5.10)</text:span>. This guarantees that there will be no conflicts with other equipment currently part of an LCC network or added in the future.</text:p>
      <text:p text:style-name="P19">Never-the-less, some constructors of LCC networks want to allocate bits in an Event ID<text:note text:id="ftn1" text:note-class="footnote"><text:note-citation>1</text:note-citation><text:note-body><text:p text:style-name="Footnote"><text:change-start text:change-id="ct14832980864"/>See the Event Identifiers Standard and Technical Note<text:change-end text:change-id="ct14832980864"/></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19">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36">throttle or </text:span>train is brought to run on the layout, that might cause a conflict. <text:s/>These can be difficult to resolve.</text:p>
      <text:p text:style-name="P19">The 0x0A Unique Identifier range is meant to reduce the probability of conflicts when doing local <text:span text:style-name="T36">allocation</text:span> of Unique IDs and Event IDs.</text:p>
      <text:p text:style-name="P19">By <text:span text:style-name="T36">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0">An example club coding might <text:s/>be:</text:p>
      <text:list text:style-name="L3">
        <text:list-item>
          <text:p text:style-name="P21">Use byte 2 to code a location on the layout</text:p>
        </text:list-item>
        <text:list-item>
          <text:p text:style-name="P21">Use byte 3 to code a sub-location such as the west-bound end of <text:span text:style-name="T2">the</text:span> location</text:p>
        </text:list-item>
        <text:list-item>
          <text:p text:style-name="P21">Use byte 4 to code the particular device type, such as signal, turnout, etc.</text:p>
        </text:list-item>
        <text:list-item>
          <text:p text:style-name="P21">Use byte 5 to code the specific device, such as the signal number within the location</text:p>
        </text:list-item>
      </text:list>
      <text:p text:style-name="P20">Note that this is <text:span text:style-name="T4">not a recommendation for allocating unique IDs. <text:s/>The recommended <text:s/>allocation system is defined in other sections of the Standard and Technical note. <text:s/></text:span></text:p>
      <text:p text:style-name="P19"><text:span text:style-name="T38">Use of the 0x0A allccation </text:span>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P22" text:outline-level="3"><text:bookmark-start text:name="__RefHeading___Toc3203_4047826146"/><text:change-end text:change-id="ct14557751360"/><text:change-start text:change-id="ct14558134208"/><text:soft-page-break/>Devices originating <text:span text:style-name="T39">RailCom©</text:span> and Bi-Directional Communications<text:note text:id="ftn2" text:note-class="footnote"><text:note-citation>2</text:note-citation><text:note-body><text:p text:style-name="P23"><text:change-start text:change-id="ct14832986144"/>The NMRA uses <text:span text:style-name="T40">“Bid-</text:span><text:span text:style-name="T41">D</text:span><text:span text:style-name="T40">rectional Communications” and the RailCommunity uses RailCom to refer to the ability of a DCC decoder to return communications to a detector. <text:s/>Note that RailCom is the registered trademake of Lenx GmbH in Germany.</text:span><text:change-end text:change-id="ct14832986144"/></text:p></text:note-body></text:note><text:bookmark-end text:name="__RefHeading___Toc3203_4047826146"/></text:h>
      <text:p text:style-name="P24">OpenLCB is reserving the allocations from 0x12.*.*.*.*.* to 0x1F.*.*.*.*.* so that they can be reclaimed for other purposes should they not be needed for manufacturer IDs at some point in the future. <text:s/><text:span text:style-name="T42">The </text:span>NMRA and RailCommunity <text:span text:style-name="T42">are doing the f</text:span>irst allocations of manufacturer IDs with the top 4 bits of zero. <text:span text:style-name="T42">Discussions are underweigh (2025) to request that </text:span><text:span text:style-name="T43">they</text:span><text:span text:style-name="T42"> use a one in the top four bits for when </text:span><text:span text:style-name="T43">they</text:span><text:span text:style-name="T42"> need to extend that range.</text:span></text:p>
      <text:h text:style-name="Heading_20_3" text:outline-level="3"><text:bookmark-start text:name="__RefHeading___Toc3572_1635234148"/><text:change-end text:change-id="ct14558134208"/>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25">Specific Unique Identifier assignments are stored in a MySQL database, <text:span text:style-name="T44">and t</text:span>he full list of assignments, includ<text:span text:style-name="T44">ing</text:span> overall ranges from the standard and ranges assigned for specific purposes and users can be found on the <text:span text:style-name="T45">http://registry.openlcb.org</text:span> website. <text:s/></text:p>
      <text:p text:style-name="P26">Automated allocation systems can be abused, and we don't want to give away large chunks of address space to automated requesters. <text:s/>All available <text:span text:style-name="T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46">may need to be added in the future</text:span><text:span text:style-name="T2">.</text:span></text:p>
      <text:p text:style-name="P26"><text:span text:style-name="T46">Because of the inherent difficulties in protecting an SQL or other Internet accessible databases from abuse, both </text:span><text:span text:style-name="T47">intentionally </text:span><text:span text:style-name="T46">malicious and unintentional, a</text:span><text:change text:change-id="ct5199016224"/><text:span text:style-name="T4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8"><text:s/>1 Introduction<text:tab/>1</text:p>
          <text:p text:style-name="P28"><text:s/>2 Annotations to the Standard<text:tab/>1</text:p>
          <text:p text:style-name="P29"><text:s/>2.1 Introduction<text:tab/>1</text:p>
          <text:p text:style-name="P29"><text:s/>2.2 Intended Use<text:tab/>1</text:p>
          <text:p text:style-name="P29"><text:s/>2.3 References and Context<text:tab/>1</text:p>
          <text:p text:style-name="P29"><text:s/>2.4 Format<text:tab/>1</text:p>
          <text:p text:style-name="P29"><text:s/>2.5 Allocation<text:tab/>2</text:p>
          <text:p text:style-name="P30"><text:s/>2.5.1 Overview<text:tab/>2</text:p>
          <text:p text:style-name="P30"><text:s/>2.5.2 Reserved Leading Zero<text:tab/>2</text:p>
          <text:p text:style-name="P30"><text:s/>2.5.3 Well-Known Global Identifiers<text:tab/>2</text:p>
          <text:p text:style-name="P30"><text:s/>2.5.4 Manufacturer Specific<text:tab/>3</text:p>
          <text:p text:style-name="P30"><text:s/>2.5.5 Self-Assigning Groups<text:tab/>3</text:p>
          <text:p text:style-name="P30"><text:s/>2.5.6 Assigned by Software at Runtime<text:tab/>4</text:p>
          <text:p text:style-name="P30"><text:s/>2.5.7 Specifically Assigned by Request<text:tab/>5</text:p>
          <text:p text:style-name="P30"><text:s/>2.5.8 Locomotive Control Systems<text:tab/>5</text:p>
          <text:p text:style-name="P30"><text:s/>2.5.9 RFID and NFC<text:tab/>6</text:p>
          <text:p text:style-name="P30"><text:s/>2.5.10 Temporary Assigned by Software at Runtime<text:tab/>6</text:p>
          <text:p text:style-name="P30"><text:s/>2.5.11 Long (12-bit) NMRA DCC Manufacture Specific<text:tab/>6</text:p>
          <text:p text:style-name="P30"><text:s/>2.5.12 Locally-Allocated Identifiers<text:tab/>7</text:p>
          <text:p text:style-name="P30"><text:s/>2.5.13 Devices originating RailCom© and Bi-Directional Communications<text:tab/>8</text:p>
          <text:p text:style-name="P30"><text:s/>2.5.14 Reserved Unique Identifiers<text:tab/>8</text:p>
          <text:p text:style-name="P28"><text:s/>3 Implementation Information<text:tab/>8</text:p>
        </text:index-body>
      </text:table-of-content>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16, 2026</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Technical Note</dc:title>
    <meta:initial-creator>Alex Shepherd</meta:initial-creator>
    <meta:creation-date>2009-01-22T07:11:27</meta:creation-date>
    <meta:editing-cycles>249</meta:editing-cycles>
    <meta:editing-duration>P1DT17H35M3S</meta:editing-duration>
    <meta:generator>LibreOffice/25.8.3.2$MacOSX_AARCH64 LibreOffice_project/8ca8d55c161d602844f5428fa4b58097424e324e</meta:generator>
    <dc:date>2026-01-16T15:59:49.764056000</dc:date>
    <dc:subject> </dc:subject>
    <dc:creator>Bob Jacobsen</dc:creator>
    <meta:print-date>2025-12-13T16:45:12.212635000</meta:print-date>
    <meta:printed-by>PDF files: Bob Jacobsen</meta:printed-by>
    <meta:document-statistic meta:table-count="1" meta:image-count="1" meta:object-count="0" meta:page-count="9" meta:paragraph-count="124" meta:word-count="4002" meta:character-count="25145" meta:non-whitespace-character-count="21155"/>
    <meta:user-defined meta:name="OLCBdate">January 16, 2026</meta:user-defined>
    <meta:user-defined meta:name="OLCBstatus">Draft</meta:user-defined>
    <meta:user-defined meta:name="OLCByear">2026</meta:user-defined>
  </office:meta>
</office:document-meta>
</file>